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50161" officeooo:paragraph-rsid="00150161"/>
    </style:style>
    <style:style style:name="P4" style:family="paragraph" style:parent-style-name="Standard">
      <style:paragraph-properties fo:text-align="center" style:justify-single-word="false"/>
      <style:text-properties fo:font-size="88pt" officeooo:rsid="00150161" officeooo:paragraph-rsid="00150161" style:font-size-asian="88pt" style:font-size-complex="88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0161" officeooo:paragraph-rsid="0015016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b8a5" officeooo:paragraph-rsid="0017b8a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d5fc" officeooo:paragraph-rsid="0017d5fc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7d5fc" officeooo:paragraph-rsid="00180f07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80f07" officeooo:paragraph-rsid="00198951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98951" officeooo:paragraph-rsid="00198951" style:font-size-asian="10.5pt" style:font-size-complex="12pt"/>
    </style:style>
    <style:style style:name="T1" style:family="text">
      <style:text-properties officeooo:rsid="0017b8a5"/>
    </style:style>
    <style:style style:name="T2" style:family="text">
      <style:text-properties officeooo:rsid="00180f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Queve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mparativa</text:p>
      <text:p text:style-name="P4">de IDE’s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ejandro Marino <text:s text:c="50"/>v1 <text:s text:c="57"/>03/09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"><text:a xlink:type="simple" xlink:href="#__RefHeading___Toc114_2711958138" text:style-name="Index_20_Link" text:visited-style-name="Index_20_Link">1. Introducción<text:tab/>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4_2711958138"/><text:soft-page-break/>1. Introducción<text:bookmark-end text:name="__RefHeading___Toc114_2711958138"/></text:h>
      <text:p text:style-name="P5"/>
      <text:p text:style-name="P6">Un IDE o entorno de desarrollo integrado es una aplicación de software que ayuda a los programadores a desarrollar código de software de manera eficiente. Este combina herramientas comunes para desarrolladores en una sola interfaz de usuario gráfica.</text:p>
      <text:p text:style-name="P7">Generalmente los IDE’s cuentan con las siguientes características:</text:p>
      <text:list xml:id="list1592150955" text:style-name="L1">
        <text:list-item>
          <text:p text:style-name="P8">Editor de código fuente: </text:p>
          <text:list>
            <text:list-header>
              <text:p text:style-name="P8"><text:span text:style-name="T2">ayuda a escribir el código de software con funciones como resaltado de la sintaxis con indicadores visuales, relleno automático específico para el lenguaje y comprobación de errores.</text:span></text:p>
              <text:p text:style-name="P8"/>
            </text:list-header>
          </text:list>
        </text:list-item>
        <text:list-item>
          <text:p text:style-name="P9">Compilación: </text:p>
          <text:list>
            <text:list-header>
              <text:p text:style-name="P9">convierte el código en lenguaje simplificado que el sistema operativo puede entender.</text:p>
              <text:p text:style-name="P9"/>
            </text:list-header>
          </text:list>
        </text:list-item>
        <text:list-item>
          <text:p text:style-name="P10">Pruebas:</text:p>
          <text:list>
            <text:list-header>
              <text:p text:style-name="P10"><text:s/>permite automatizar las pruebas unitarias localmente antes de integrar el software con el código de otros desarrolladores.</text:p>
              <text:p text:style-name="P10"/>
            </text:list-header>
          </text:list>
        </text:list-item>
        <text:list-item>
          <text:p text:style-name="P10">Depuración: </text:p>
          <text:list>
            <text:list-header>
              <text:p text:style-name="P10">permite corregir todos los errores revelados. Es uno de los aspectos más importantes de un IDE si se puede seguir el código línea por línea, e inspeccionar el comportamiento del código, y mostrar la ubicación del error en el código. </text:p>
            </text:list-header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?. <text:span text:style-name="T1">Recursos</text:span></text:h>
      <text:p text:style-name="P5"><text:a xlink:type="simple" xlink:href="https://aws.amazon.com/es/what-is/ide/" text:style-name="Internet_20_link" text:visited-style-name="Visited_20_Internet_20_Link">https://aws.amazon.com/es/what-is/ide/</text:a></text:p>
      <text:p text:style-name="P5"/>
      <text:p text:style-name="P5"><text:a xlink:type="simple" xlink:href="https://www.redhat.com/es/topics/middleware/what-is-ide" text:style-name="Internet_20_link" text:visited-style-name="Visited_20_Internet_20_Link">https://www.redhat.com/es/topics/middleware/what-is-ide</text:a></text:p>
      <text:p text:style-name="P5"/>
      <text:p text:style-name="P5"><text:a xlink:type="simple" xlink:href="https://www.softzone.es/programas/lenguajes/mejores-ide-programar/" text:style-name="Internet_20_link" text:visited-style-name="Visited_20_Internet_20_Link">https://www.softzone.es/programas/lenguajes/mejores-ide-programar/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5T13:35:05.565000000</dc:date>
    <meta:editing-duration>PT2M5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26" meta:word-count="183" meta:character-count="1398" meta:non-whitespace-character-count="1135"/>
  </office:meta>
</office:document-meta>
</file>